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5.003cm" fo:margin-left="-0.889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0.398cm"/>
    </style:style>
    <style:style style:name="Tabla1.C" style:family="table-column">
      <style:table-column-properties style:column-width="5.001cm"/>
    </style:style>
    <style:style style:name="Tabla1.D" style:family="table-column">
      <style:table-column-properties style:column-width="6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75cm"/>
    </style:style>
    <style:style style:name="Tabla1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25.003cm" fo:margin-left="-0.889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10.398cm"/>
    </style:style>
    <style:style style:name="Tabla2.C" style:family="table-column">
      <style:table-column-properties style:column-width="5.001cm"/>
    </style:style>
    <style:style style:name="Tabla2.D" style:family="table-column">
      <style:table-column-properties style:column-width="6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25.003cm" fo:margin-left="-0.889cm" table:align="left"/>
    </style:style>
    <style:style style:name="Tabla3.A" style:family="table-column">
      <style:table-column-properties style:column-width="2.805cm"/>
    </style:style>
    <style:style style:name="Tabla3.B" style:family="table-column">
      <style:table-column-properties style:column-width="10.398cm"/>
    </style:style>
    <style:style style:name="Tabla3.C" style:family="table-column">
      <style:table-column-properties style:column-width="5.001cm"/>
    </style:style>
    <style:style style:name="Tabla3.D" style:family="table-column">
      <style:table-column-properties style:column-width="6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7647" officeooo:paragraph-rsid="000f7647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28d5a" officeooo:paragraph-rsid="000f7647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3392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bb69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16a" officeooo:paragraph-rsid="0013416a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f7647" officeooo:paragraph-rsid="000f7647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0f7647" officeooo:paragraph-rsid="0023e310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23e310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56078" officeooo:paragraph-rsid="0029ef0d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b0f3c" officeooo:paragraph-rsid="001b0f3c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1b0f3c" officeooo:paragraph-rsid="0023e310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3e310" officeooo:paragraph-rsid="0023e310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c0136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0f7647" officeooo:paragraph-rsid="000f7647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0f7647" officeooo:paragraph-rsid="0023e310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3392f" officeooo:paragraph-rsid="0013416a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3392f" officeooo:paragraph-rsid="0023e310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1bb69a" officeooo:paragraph-rsid="001bb69a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officeooo:rsid="001bb69a" officeooo:paragraph-rsid="0023e310" style:font-size-asian="14pt" style:font-size-complex="14pt"/>
    </style:style>
    <style:style style:name="P21" style:family="paragraph" style:parent-style-name="Standard">
      <style:text-properties officeooo:rsid="002cd87d" officeooo:paragraph-rsid="0023e310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bb69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cd87d" officeooo:paragraph-rsid="00306067" style:font-size-asian="10.5pt" style:font-weight-asian="normal" style:font-size-complex="12pt" style:font-weight-complex="normal"/>
    </style:style>
    <style:style style:name="P24" style:family="paragraph" style:parent-style-name="Standard">
      <style:text-properties officeooo:paragraph-rsid="002eb5d1"/>
    </style:style>
    <style:style style:name="P2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paragraph-rsid="002eb5d1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56078" officeooo:paragraph-rsid="002cd87d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56078" officeooo:paragraph-rsid="002eb5d1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2cd87d" officeooo:paragraph-rsid="002cd87d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cd87d" officeooo:paragraph-rsid="002eb5d1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0f7647" officeooo:paragraph-rsid="002eb5d1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1b0f3c" officeooo:paragraph-rsid="002eb5d1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3e310" officeooo:paragraph-rsid="002eb5d1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2eb5d1" officeooo:paragraph-rsid="002eb5d1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0f7647" officeooo:paragraph-rsid="002eb5d1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13392f" officeooo:paragraph-rsid="002eb5d1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1bb69a" officeooo:paragraph-rsid="002eb5d1" style:font-size-asian="14pt" style:font-size-complex="14pt"/>
    </style:style>
    <style:style style:name="T1" style:family="text">
      <style:text-properties officeooo:rsid="0012bdc2"/>
    </style:style>
    <style:style style:name="T2" style:family="text">
      <style:text-properties officeooo:rsid="0013392f"/>
    </style:style>
    <style:style style:name="T3" style:family="text">
      <style:text-properties officeooo:rsid="001bb69a"/>
    </style:style>
    <style:style style:name="T4" style:family="text">
      <style:text-properties officeooo:rsid="001d38bf"/>
    </style:style>
    <style:style style:name="T5" style:family="text">
      <style:text-properties officeooo:rsid="00228d5a"/>
    </style:style>
    <style:style style:name="T6" style:family="text">
      <style:text-properties officeooo:rsid="0023e310"/>
    </style:style>
    <style:style style:name="T7" style:family="text">
      <style:text-properties officeooo:rsid="0027ff50"/>
    </style:style>
    <style:style style:name="T8" style:family="text">
      <style:text-properties officeooo:rsid="0029ef0d"/>
    </style:style>
    <style:style style:name="T9" style:family="text">
      <style:text-properties officeooo:rsid="002b4c69"/>
    </style:style>
    <style:style style:name="T10" style:family="text">
      <style:text-properties fo:font-size="12pt" style:font-size-asian="10.5pt" style:font-size-complex="12pt"/>
    </style:style>
    <style:style style:name="T11" style:family="text">
      <style:text-properties officeooo:rsid="002eb5d1"/>
    </style:style>
    <style:style style:name="T12" style:family="text">
      <style:text-properties officeooo:rsid="00306067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ueba <text:span text:style-name="T9">entonación Data y cluster</text:span></text:p>
      <text:p text:style-name="P3">Data: la cantidad de <text:span text:style-name="T6">ejemplos usados en el dataset</text:span></text:p>
      <text:p text:style-name="P5">Time: el tiempo que tarda en hacer el fit y el predict de un data frame</text:p>
      <text:p text:style-name="P4"><text:span text:style-name="T3">silhouette_score</text:span>: <text:span text:style-name="T1">Que tan bien están clasificados los puntos del cluster (-1, 1), </text:span>mientras más cercano a 1 mejor, <text:span text:style-name="T4">el 0 implica que hay superposición de los clusters</text:span></text:p>
      <text:p text:style-name="P4"/>
      <text:p text:style-name="P23">Ahora probaremos la data escalada pasandola por el pca cuyo argumento es .<text:span text:style-name="T12">x</text:span> lo que quiere decir que scikit-learn elige el número mínimo de componentes principales de manera que se retenga el <text:span text:style-name="T12">x</text:span>% de la varianza.</text:p>
      <text:p text:style-name="P2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5"><text:s/><text:span text:style-name="T2">D</text:span>ata</text:p>
          </table:table-cell>
          <table:table-cell table:style-name="Tabla1.A1" office:value-type="string">
            <text:p text:style-name="P15">Mejor estimador encontrado</text:p>
          </table:table-cell>
          <table:table-cell table:style-name="Tabla1.A1" office:value-type="string">
            <text:p text:style-name="P17">Time </text:p>
          </table:table-cell>
          <table:table-cell table:style-name="Tabla1.D1" office:value-type="string">
            <text:p text:style-name="P19"><text:span text:style-name="T7">S</text:span>ilhouette_score</text:p>
          </table:table-cell>
        </table:table-row>
        <table:table-row>
          <table:table-cell table:style-name="Tabla1.A2" table:number-rows-spanned="6" office:value-type="string">
            <text:p text:style-name="P6"/>
            <text:p text:style-name="P29">Kmeans</text:p>
            <text:p text:style-name="P11">200</text:p>
            <text:p text:style-name="P13">Data</text:p>
            <text:p text:style-name="P13">Normalizada</text:p>
          </table:table-cell>
          <table:table-cell table:style-name="Tabla1.A2" office:value-type="string">
            <text:p text:style-name="P8">init='random', max_iter=350, n_clusters=3, n_init=15</text:p>
          </table:table-cell>
          <table:table-cell table:style-name="Tabla1.A2" office:value-type="string">
            <text:p text:style-name="P8">1360,23260988504</text:p>
          </table:table-cell>
          <table:table-cell table:style-name="Tabla1.D2" office:value-type="string">
            <text:p text:style-name="P8">0,0272702456076211</text:p>
          </table:table-cell>
        </table:table-row>
        <table:table-row table:style-name="Tabla1.3">
          <table:covered-table-cell/>
          <table:table-cell table:style-name="Tabla1.A2" office:value-type="string">
            <text:p text:style-name="P8">init='k-means++', max_iter=200, n_clusters=6, n_init=13</text:p>
          </table:table-cell>
          <table:table-cell table:style-name="Tabla1.A2" office:value-type="string">
            <text:p text:style-name="P8">533,7852632169961</text:p>
          </table:table-cell>
          <table:table-cell table:style-name="Tabla1.D2" office:value-type="string">
            <text:p text:style-name="P8">0,02096069366047127</text:p>
          </table:table-cell>
        </table:table-row>
        <table:table-row>
          <table:covered-table-cell/>
          <table:table-cell table:style-name="Tabla1.A2" office:value-type="string">
            <text:p text:style-name="P8">init='k-means++', max_iter=550, n_clusters=6, n_init=10</text:p>
          </table:table-cell>
          <table:table-cell table:style-name="Tabla1.A2" office:value-type="string">
            <text:p text:style-name="P8">545,0915448240121</text:p>
          </table:table-cell>
          <table:table-cell table:style-name="Tabla1.D2" office:value-type="string">
            <text:p text:style-name="P8"><text:s/>0,012613590447491182</text:p>
          </table:table-cell>
        </table:table-row>
        <table:table-row>
          <table:covered-table-cell/>
          <table:table-cell table:style-name="Tabla1.A2" office:value-type="string">
            <text:p text:style-name="P8">init='k-means++', max_iter=350, n_clusters=6, n_init=13,</text:p>
          </table:table-cell>
          <table:table-cell table:style-name="Tabla1.A2" office:value-type="string">
            <text:p text:style-name="P8">459,66448355303146</text:p>
          </table:table-cell>
          <table:table-cell table:style-name="Tabla1.D2" office:value-type="string">
            <text:p text:style-name="P8">0,014715769193604787</text:p>
          </table:table-cell>
        </table:table-row>
        <table:table-row>
          <table:covered-table-cell/>
          <table:table-cell table:style-name="Tabla1.A2" office:value-type="string">
            <text:p text:style-name="P8">init='k-means++', max_iter=450, n_clusters=5, n_init=13</text:p>
          </table:table-cell>
          <table:table-cell table:style-name="Tabla1.A2" office:value-type="string">
            <text:p text:style-name="P8">449,12776305399996</text:p>
          </table:table-cell>
          <table:table-cell table:style-name="Tabla1.D2" office:value-type="string">
            <text:p text:style-name="P8">0,019196048112193335</text:p>
          </table:table-cell>
        </table:table-row>
        <table:table-row>
          <table:covered-table-cell/>
          <table:table-cell table:style-name="Tabla1.B7" office:value-type="string">
            <text:p text:style-name="P27">init='k-means++', <text:s/>max_iter=450, n_clusters=6, n_init=13</text:p>
          </table:table-cell>
          <table:table-cell table:style-name="Tabla1.C7" table:formula="ooow:sum&lt;C2:C6&gt;/5" office:value-type="float" office:value="669.580332906616">
            <text:p text:style-name="P14">669,58</text:p>
          </table:table-cell>
          <table:table-cell table:style-name="Tabla1.D7" table:formula="ooow:sum&lt;D2:D6&gt;/5" office:value-type="float" office:value="0.0189512694042762">
            <text:p text:style-name="P14">0,02</text:p>
          </table:table-cell>
        </table:table-row>
      </table:table>
      <text:p text:style-name="P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6"><text:s/><text:span text:style-name="T2">D</text:span>ata</text:p>
          </table:table-cell>
          <table:table-cell table:style-name="Tabla2.A1" office:value-type="string">
            <text:p text:style-name="P16">Mejor estimador encontrado</text:p>
          </table:table-cell>
          <table:table-cell table:style-name="Tabla2.A1" office:value-type="string">
            <text:p text:style-name="P18">Time </text:p>
          </table:table-cell>
          <table:table-cell table:style-name="Tabla2.D1" office:value-type="string">
            <text:p text:style-name="P20"><text:span text:style-name="T7">S</text:span>ilhouette_score</text:p>
          </table:table-cell>
        </table:table-row>
        <table:table-row>
          <table:table-cell table:style-name="Tabla2.A2" table:number-rows-spanned="6" office:value-type="string">
            <text:p text:style-name="P7"/>
            <text:p text:style-name="P29">Kmeans</text:p>
            <text:p text:style-name="P12">200</text:p>
            <text:p text:style-name="P13">Data</text:p>
            <text:p text:style-name="P13">Escalada</text:p>
            <text:p text:style-name="P12"/>
          </table:table-cell>
          <table:table-cell table:style-name="Tabla2.A2" office:value-type="string">
            <text:p text:style-name="P9">init='random', max_iter=450, n_clusters=10, n_init=11</text:p>
          </table:table-cell>
          <table:table-cell table:style-name="Tabla2.A2" office:value-type="string">
            <text:p text:style-name="P9">453,67510808899533</text:p>
          </table:table-cell>
          <table:table-cell table:style-name="Tabla2.D2" office:value-type="string">
            <text:p text:style-name="P9">0,41369747894055503</text:p>
          </table:table-cell>
        </table:table-row>
        <table:table-row>
          <table:covered-table-cell/>
          <table:table-cell table:style-name="Tabla2.A2" office:value-type="string">
            <text:p text:style-name="P9">init='k-means++', max_iter=300, n_clusters=10, n_init=10</text:p>
          </table:table-cell>
          <table:table-cell table:style-name="Tabla2.A2" office:value-type="string">
            <text:p text:style-name="P9">461,0929250729969</text:p>
          </table:table-cell>
          <table:table-cell table:style-name="Tabla2.D2" office:value-type="string">
            <text:p text:style-name="P9"><text:s/>0,41449832111136936</text:p>
          </table:table-cell>
        </table:table-row>
        <table:table-row>
          <table:covered-table-cell/>
          <table:table-cell table:style-name="Tabla2.A2" office:value-type="string">
            <text:p text:style-name="P9">init='k-means++', max_iter=500, n_clusters=10, n_init=15</text:p>
          </table:table-cell>
          <table:table-cell table:style-name="Tabla2.A2" office:value-type="string">
            <text:p text:style-name="P9">422,3339697490446</text:p>
          </table:table-cell>
          <table:table-cell table:style-name="Tabla2.D2" office:value-type="string">
            <text:p text:style-name="P9">0,4173737429334037</text:p>
          </table:table-cell>
        </table:table-row>
        <table:table-row>
          <table:covered-table-cell/>
          <table:table-cell table:style-name="Tabla2.A2" office:value-type="string">
            <text:p text:style-name="P9">init='k-means++', max_iter=300, n_clusters=10, n_init=14</text:p>
          </table:table-cell>
          <table:table-cell table:style-name="Tabla2.A2" office:value-type="string">
            <text:p text:style-name="P9">499,42607984604547</text:p>
          </table:table-cell>
          <table:table-cell table:style-name="Tabla2.D2" office:value-type="string">
            <text:p text:style-name="P9">0,41335814924978187</text:p>
          </table:table-cell>
        </table:table-row>
        <table:table-row>
          <table:covered-table-cell/>
          <table:table-cell table:style-name="Tabla2.A2" office:value-type="string">
            <text:p text:style-name="P9">init='k-means++', max_iter=350, n_clusters=10, n_init=13</text:p>
          </table:table-cell>
          <table:table-cell table:style-name="Tabla2.A2" office:value-type="string">
            <text:p text:style-name="P9">525.3139182410087</text:p>
          </table:table-cell>
          <table:table-cell table:style-name="Tabla2.D2" office:value-type="string">
            <text:p text:style-name="P9">0,41313698563363394</text:p>
          </table:table-cell>
        </table:table-row>
        <table:table-row>
          <table:covered-table-cell/>
          <table:table-cell table:style-name="Tabla2.B7" office:value-type="string">
            <text:p text:style-name="P10">init='k-means++', <text:s/>max_iter=<text:span text:style-name="T8">400, n_clusters=10 </text:span></text:p>
          </table:table-cell>
          <table:table-cell table:style-name="Tabla2.C7" table:formula="ooow:sum&lt;C2:C6&gt;/5" office:value-type="float" office:value="367.305616551417">
            <text:p text:style-name="P13">367,31</text:p>
          </table:table-cell>
          <table:table-cell table:style-name="Tabla2.D7" table:formula="ooow:sum&lt;D2:D6&gt;/5" office:value-type="float" office:value="0.414412935573749">
            <text:p text:style-name="P13">0,41</text:p>
          </table:table-cell>
        </table:table-row>
      </table:table>
      <text:p text:style-name="P2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5"><text:s/><text:span text:style-name="T2">D</text:span>ata</text:p>
          </table:table-cell>
          <table:table-cell table:style-name="Tabla3.A1" office:value-type="string">
            <text:p text:style-name="P35">Mejor estimador encontrado</text:p>
          </table:table-cell>
          <table:table-cell table:style-name="Tabla3.A1" office:value-type="string">
            <text:p text:style-name="P36">Time </text:p>
          </table:table-cell>
          <table:table-cell table:style-name="Tabla3.D1" office:value-type="string">
            <text:p text:style-name="P37"><text:span text:style-name="T7">S</text:span>ilhouette_score</text:p>
          </table:table-cell>
        </table:table-row>
        <table:table-row>
          <table:table-cell table:style-name="Tabla3.A2" table:number-rows-spanned="6" office:value-type="string">
            <text:p text:style-name="P31"/>
            <text:p text:style-name="P30">Kmeans</text:p>
            <text:p text:style-name="P32"><text:soft-page-break/>200</text:p>
            <text:p text:style-name="P33">Data</text:p>
            <text:p text:style-name="P33">Escalada </text:p>
            <text:p text:style-name="P33"><text:span text:style-name="T11">+</text:span></text:p>
            <text:p text:style-name="P34">PCA <text:span text:style-name="T12">(.95)</text:span></text:p>
          </table:table-cell>
          <table:table-cell table:style-name="Tabla3.A2" office:value-type="string">
            <text:p text:style-name="P26">init='k-means++', max_iter=250, n_clusters=10, n_init=10</text:p>
          </table:table-cell>
          <table:table-cell table:style-name="Tabla3.A2" office:value-type="string">
            <text:p text:style-name="P26">212,602586771</text:p>
          </table:table-cell>
          <table:table-cell table:style-name="Tabla3.D2" office:value-type="string">
            <text:p text:style-name="P26">0,5851652758934405</text:p>
          </table:table-cell>
        </table:table-row>
        <table:table-row>
          <table:covered-table-cell/>
          <table:table-cell table:style-name="Tabla3.A2" office:value-type="string">
            <text:p text:style-name="P26">init='k-means++', max_iter=450, n_clusters=10, n_init=14,</text:p>
          </table:table-cell>
          <table:table-cell table:style-name="Tabla3.A2" office:value-type="string">
            <text:p text:style-name="P26">209,96938957199973</text:p>
          </table:table-cell>
          <table:table-cell table:style-name="Tabla3.D2" office:value-type="string">
            <text:p text:style-name="P26">0,5851652758934405</text:p>
          </table:table-cell>
        </table:table-row>
        <table:table-row>
          <table:covered-table-cell/>
          <table:table-cell table:style-name="Tabla3.A2" office:value-type="string">
            <text:p text:style-name="P26"><text:s/>init='random', max_iter=350, n_clusters=10, n_init=11</text:p>
          </table:table-cell>
          <table:table-cell table:style-name="Tabla3.A2" office:value-type="string">
            <text:p text:style-name="P26">197,9792941310002</text:p>
          </table:table-cell>
          <table:table-cell table:style-name="Tabla3.D2" office:value-type="string">
            <text:p text:style-name="P26">0,5355559502244667</text:p>
          </table:table-cell>
        </table:table-row>
        <table:table-row>
          <table:covered-table-cell/>
          <table:table-cell table:style-name="Tabla3.A2" office:value-type="string">
            <text:p text:style-name="P26">init='k-means++', max_iter=550, n_clusters=10, n_init=10</text:p>
          </table:table-cell>
          <table:table-cell table:style-name="Tabla3.A2" office:value-type="string">
            <text:p text:style-name="P26">199,20085784900039</text:p>
          </table:table-cell>
          <table:table-cell table:style-name="Tabla3.D2" office:value-type="string">
            <text:p text:style-name="P26">0,5862664019949712</text:p>
          </table:table-cell>
        </table:table-row>
        <table:table-row>
          <table:covered-table-cell/>
          <table:table-cell table:style-name="Tabla3.A2" office:value-type="string">
            <text:p text:style-name="P26"/>
          </table:table-cell>
          <table:table-cell table:style-name="Tabla3.A2" office:value-type="string">
            <text:p text:style-name="P26"/>
          </table:table-cell>
          <table:table-cell table:style-name="Tabla3.D2" office:value-type="string">
            <text:p text:style-name="P26"/>
          </table:table-cell>
        </table:table-row>
        <table:table-row>
          <table:covered-table-cell/>
          <table:table-cell table:style-name="Tabla3.B7" office:value-type="string">
            <text:p text:style-name="P28"/>
          </table:table-cell>
          <table:table-cell table:style-name="Tabla3.C7" table:formula="ooow:sum&lt;C2:C6&gt;/5" office:value-type="float" office:value="163.9504256646">
            <text:p text:style-name="P34">163,95</text:p>
          </table:table-cell>
          <table:table-cell table:style-name="Tabla3.D7" table:formula="ooow:sum&lt;D2:D6&gt;/5" office:value-type="float" office:value="0.458430580801264">
            <text:p text:style-name="P34">0,46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9:46:44.741692713</meta:creation-date>
    <dc:date>2020-02-04T10:38:59.388232644</dc:date>
    <meta:editing-duration>PT17H24M48S</meta:editing-duration>
    <meta:editing-cycles>10</meta:editing-cycles>
    <meta:generator>LibreOffice/6.0.7.3$Linux_X86_64 LibreOffice_project/00m0$Build-3</meta:generator>
    <meta:document-statistic meta:table-count="3" meta:image-count="0" meta:object-count="0" meta:page-count="2" meta:paragraph-count="81" meta:word-count="223" meta:character-count="2169" meta:non-whitespace-character-count="2014"/>
  </office:meta>
</office:document-meta>
</file>